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Unicode MS" svg:font-family="Liberation Sans Unicode MS" style:font-family-generic="system" style:font-pitch="variable"/>
    <style:font-face style:name="sans-serif" svg:font-family="sans-serif"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office:automatic-styles>
  <office:body>
    <office:text text:use-soft-page-breaks="true">
      <text:h text:style-name="P1" text:outline-level="1">Accueil</text:h>
      <text:p text:style-name="Corpsdetexte"><text:span text:style-name="T2">Bienvenue</text:span><text:s/>sur ce site actuellement en cours de construction. Merci d’avance de vos suggestions de correction ou d’amélioration !</text:p>
      <text:p text:style-name="Corpsdetexte"><text:span text:style-name="T3">D’ici peu, il sera ici possible</text:span> :</text:p>
      <text:p text:style-name="Corpsdetexte">– d’<text:a xlink:href="file:///C:/code/galenus/odt/traites" office:target-frame-name="_top" xlink:show="replace"><text:span text:style-name="LienInternet">ouvrir rapidement</text:span></text:a><text:s/>l’un des traités galéniques ou pseudo-galéniques présents dans les volumes 1 à 18b l’édition de C.G. Kühn, ainsi que quelques autres libres de droits, soit d’après le numéro du volume et de la page de l’édition Kühn, soit d’après son titre, et de s’orienter dans le texte grec en sachant à tout moment dans quel traité, livre et chapitre il se situe ;</text:p>
      <text:p text:style-name="Corpsdetexte">– d’accéder par un lien direct, à partir du texte de l’édition Kühn, aux images des pages correspondantes des éditions de Chartier<text:s/><text:a xlink:href="https://www.biusante.parisdescartes.fr/histoire/medica/resultats/index.php?fille=o&amp;cotemere=00013" office:target-frame-name="_top" xlink:show="replace"><text:span text:style-name="LienInternet">(1638-1689)</text:span></text:a><text:s/>et de Bâle<text:s/><text:a xlink:href="https://www.biusante.parisdescartes.fr/histmed/medica/cote?00039" office:target-frame-name="_top" xlink:show="replace"><text:span text:style-name="LienInternet">(1538)</text:span></text:a><text:s/>sur lesquelles cette édition repose ;</text:p>
      <text:p text:style-name="Corpsdetexte">– d’obtenir pour tout segment de texte, en plus d’une référence « papier » (titre du traité et/ou abréviation en latin, français ou anglais, numéro de livre et/ou de chapitre, ainsi que volume, page, ligne de l’édition Kühn), la référence « électronique » pérenne (« <text:a xlink:href="https://sites.tufts.edu/perseusupdates/2021/01/05/what-is-a-cts-urn/" office:target-frame-name="_top" xlink:show="replace"><text:span text:style-name="LienInternet">CTS URN</text:span></text:a> ») d’un mot ou d’un passage ;</text:p>
      <text:p text:style-name="Corpsdetexte">– de chercher un mot ou une cooccurrence, directement dans le traité ouvert, dans une sélection de traités, ou dans l’ensemble des traités, sous une forme soit fléchie, soit lemmatisée ;</text:p>
      <text:p text:style-name="Corpsdetexte">– de recueillir des<text:s/><text:a xlink:href="file:///C:/code/galenus/odt/table" office:target-frame-name="_top" xlink:show="replace"><text:span text:style-name="LienInternet">informations statistiques</text:span></text:a><text:s/>sur des formes fléchies, ou des lemmes.</text:p>
      <text:p text:style-name="Corpsdetexte"><text:span text:style-name="T4">Pour en savoir plus</text:span><text:s/>sur le corpus ici disponible et la création de ce site, voir la section<text:s/>« <text:a xlink:href="file:///C:/code/galenus/odt/apropos" office:target-frame-name="_top" xlink:show="replace"><text:span text:style-name="LienInternet">À propos / Crédits</text:span></text:a> » ; sur l’esprit de ce projet et sur les développements ultérieurs prévus, voir le billet «<text:s/><text:a xlink:href="https://etymologika.hypotheses.org/2648" office:target-frame-name="_top" xlink:show="replace"><text:span text:style-name="LienInternet">Galenus verbatim</text:span></text:a> » dans le carnet de recherche<text:s/><text:span text:style-name="Accentuation">Etymologik</text:span><text:span text:style-name="Accentuation">a</text:span>.</text:p>
      <text:p text:style-name="Corpsdetexte"><text:span text:style-name="T5">Avertissement</text:span> : la consultation des textes de l’édition de C.G. Kühn<text:s/><text:span text:style-name="T6">ne dispense pas de recourir, lorsqu’elles existent, aux éditions critiques de référence</text:span>, dont la liste est fournie par la<text:s/><text:a xlink:href="http://cmg.bbaw.de/epubl/online/online-publikationen/Galen-Bibliographie_2019-12y.pdf" office:target-frame-name="_top" xlink:show="replace"><text:span text:style-name="LienInternet">Fichtner-Bibliographie</text:span></text:a><text:s/>régulièrement mise à jour sur le site du Corpus Medicorum Graecorum (CMG) de Berlin, qui fait autorité<text:span text:style-name="Ancredenotedebasdepage"><text:note text:note-class="footnote" text:id="_ftn0"><text:note-citation>1</text:note-citation><text:note-body><text:p text:style-name="Notedebasdepage"><text:tab/>Voir aussi la « <text:a xlink:href="https://cmg.bbaw.de/epubl/online/galges.html" office:target-frame-name="_top" xlink:show="replace"><text:span text:style-name="LienInternet">Galenus und [Galenus] – Gesamtübersicht</text:span></text:a> » du CMG, ainsi que, ici même, la<text:s/><text:a xlink:href="file:///C:/code/galenus/odt/traites" office:target-frame-name="_top" xlink:show="replace"><text:span text:style-name="LienInternet">table des traités galéniques et pseudo-galéniques</text:span></text:a>).</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Unicode MS" svg:font-family="Liberation Sans Unicode MS" style:font-family-generic="system" style:font-pitch="variable"/>
    <style:font-face style:name="sans-serif" svg:font-family="sans-serif"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787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CH" style:language-asian="zh" style:country-asian="CN" style:language-complex="hi" style:country-complex="IN" style:text-combine="none" fo:hyphenate="true"/>
    </style:default-style>
    <style:style style:name="Titre1" style:display-name="Titre 1" style:family="paragraph" style:parent-style-name="Titre" style:next-style-name="Corpsdetexte" style:default-outline-level="1">
      <style:text-properties style:font-name="Liberation Sans Unicode MS" fo:font-weight="bold" style:font-weight-asian="bold" style:font-weight-complex="bold" fo:font-size="24pt" style:font-size-asian="24pt" style:font-size-complex="22pt" fo:hyphenate="false"/>
    </style:style>
    <style:style style:name="Normal" style:display-name="Normal" style:family="paragraph">
      <style:paragraph-properties fo:widows="0" fo:orphans="0"/>
      <style:text-properties style:font-name="sans-serif" fo:hyphenate="false"/>
    </style:style>
    <style:style style:name="Policepardéfaut" style:display-name="Police par défaut" style:family="text"/>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Accentuation" style:display-name="Accentuation" style:family="text">
      <style:text-properties fo:font-style="italic" style:font-style-asian="italic" style:font-style-complex="italic"/>
    </style:style>
    <style:style style:name="Ancredenotedebasdepage" style:display-name="Ancre de note de bas de page" style:family="text">
      <style:text-properties style:text-position="super 66.6%"/>
    </style:style>
    <style:style style:name="Ancredenotedefin" style:display-name="Ancre de note de fin" style:family="text">
      <style:text-properties style:text-position="super 66.6%"/>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Corpsdetexte" style:display-name="Corps de texte" style:family="paragraph" style:parent-style-name="Normal">
      <style:paragraph-properties fo:text-align="justify" fo:margin-bottom="0.1965in"/>
      <style:text-properties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En-têteetpieddepage" style:display-name="En-tête et pied de page"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itre" style:display-name="Titre" style:family="paragraph" style:parent-style-name="Normal" style:next-style-name="Corpsdetexte">
      <style:paragraph-properties fo:keep-with-next="always" fo:margin-top="0.1666in" fo:margin-bottom="0.1965in"/>
      <style:text-properties style:font-name="Liberation Sans" fo:font-size="14pt" style:font-size-asian="14pt" style:font-size-complex="14pt" fo:hyphenate="false"/>
    </style:style>
    <style:style style:name="Index" style:display-name="Index" style:family="paragraph" style:parent-style-name="Normal">
      <style:paragraph-properties text:number-lines="fals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Liste" style:display-name="Liste" style:family="paragraph" style:parent-style-name="Corpsdetexte">
      <style:text-properties fo:hyphenate="false"/>
    </style:style>
    <style:style style:name="Notedebasdepage" style:display-name="Note de bas de page" style:family="paragraph" style:parent-style-name="Normal">
      <style:paragraph-properties text:number-lines="false" fo:margin-left="0.2361in" fo:text-indent="-0.2361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t</meta:initial-creator>
    <dc:creator>test</dc:creator>
    <meta:creation-date>2022-06-15T12:07:00Z</meta:creation-date>
    <dc:date>2022-06-15T12:07:00Z</dc:date>
    <meta:template xlink:href="Normal.dotm" xlink:type="simple"/>
    <meta:editing-cycles>2</meta:editing-cycles>
    <meta:editing-duration>PT60S</meta:editing-duration>
    <meta:document-statistic meta:page-count="1" meta:paragraph-count="5" meta:word-count="386" meta:character-count="2505" meta:row-count="17" meta:non-whitespace-character-count="2124"/>
  </office:meta>
</office:document-meta>
</file>